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07cm" fo:margin-left="0.116cm" table:align="left"/>
    </style:style>
    <style:style style:name="Tabla4.A" style:family="table-column">
      <style:table-column-properties style:column-width="8.387cm"/>
    </style:style>
    <style:style style:name="Tabla4.B" style:family="table-column">
      <style:table-column-properties style:column-width="8.5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07cm" fo:margin-left="0.116cm" table:align="left"/>
    </style:style>
    <style:style style:name="Tabla5.A" style:family="table-column">
      <style:table-column-properties style:column-width="8.387cm"/>
    </style:style>
    <style:style style:name="Tabla5.B" style:family="table-column">
      <style:table-column-properties style:column-width="8.52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907cm" fo:margin-left="0.116cm" table:align="left"/>
    </style:style>
    <style:style style:name="Tabla6.A" style:family="table-column">
      <style:table-column-properties style:column-width="8.387cm"/>
    </style:style>
    <style:style style:name="Tabla6.B" style:family="table-column">
      <style:table-column-properties style:column-width="8.5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907cm" fo:margin-left="0.116cm" table:align="left"/>
    </style:style>
    <style:style style:name="Tabla8.A" style:family="table-column">
      <style:table-column-properties style:column-width="8.387cm"/>
    </style:style>
    <style:style style:name="Tabla8.B" style:family="table-column">
      <style:table-column-properties style:column-width="8.5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07cm" fo:margin-left="0.116cm" table:align="left"/>
    </style:style>
    <style:style style:name="Tabla9.A" style:family="table-column">
      <style:table-column-properties style:column-width="8.387cm"/>
    </style:style>
    <style:style style:name="Tabla9.B" style:family="table-column">
      <style:table-column-properties style:column-width="8.52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907cm" fo:margin-left="0.116cm" table:align="left"/>
    </style:style>
    <style:style style:name="Tabla10.A" style:family="table-column">
      <style:table-column-properties style:column-width="8.387cm"/>
    </style:style>
    <style:style style:name="Tabla10.B" style:family="table-column">
      <style:table-column-properties style:column-width="8.52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907cm" fo:margin-left="0.116cm" table:align="left"/>
    </style:style>
    <style:style style:name="Tabla11.A" style:family="table-column">
      <style:table-column-properties style:column-width="8.387cm"/>
    </style:style>
    <style:style style:name="Tabla11.B" style:family="table-column">
      <style:table-column-properties style:column-width="8.52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907cm" fo:margin-left="0.116cm" table:align="left"/>
    </style:style>
    <style:style style:name="Tabla12.A" style:family="table-column">
      <style:table-column-properties style:column-width="8.387cm"/>
    </style:style>
    <style:style style:name="Tabla12.B" style:family="table-column">
      <style:table-column-properties style:column-width="8.52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ce3a" officeooo:paragraph-rsid="0009ce3a"/>
    </style:style>
    <style:style style:name="P2" style:family="paragraph" style:parent-style-name="Table_20_Contents">
      <style:text-properties officeooo:rsid="000a4e97" officeooo:paragraph-rsid="000a4e97"/>
    </style:style>
    <style:style style:name="P3" style:family="paragraph" style:parent-style-name="Table_20_Contents">
      <style:text-properties officeooo:rsid="000a4e97" officeooo:paragraph-rsid="000c1339"/>
    </style:style>
    <style:style style:name="P4" style:family="paragraph" style:parent-style-name="Table_20_Contents">
      <style:text-properties officeooo:rsid="000c1339" officeooo:paragraph-rsid="000c1339"/>
    </style:style>
    <style:style style:name="P5" style:family="paragraph" style:parent-style-name="Standard">
      <style:text-properties officeooo:rsid="0009ce3a" officeooo:paragraph-rsid="0009ce3a"/>
    </style:style>
    <style:style style:name="P6" style:family="paragraph" style:parent-style-name="Standard">
      <style:text-properties officeooo:rsid="0009ce3a" officeooo:paragraph-rsid="000cf3e3"/>
    </style:style>
    <style:style style:name="P7" style:family="paragraph" style:parent-style-name="Standard">
      <style:text-properties officeooo:rsid="0009ce3a" officeooo:paragraph-rsid="00120404"/>
    </style:style>
    <style:style style:name="P8" style:family="paragraph" style:parent-style-name="Standard">
      <style:text-properties officeooo:rsid="0009ce3a" officeooo:paragraph-rsid="00120506"/>
    </style:style>
    <style:style style:name="P9" style:family="paragraph" style:parent-style-name="Standard">
      <style:text-properties officeooo:rsid="0009ce3a" officeooo:paragraph-rsid="00136558"/>
    </style:style>
    <style:style style:name="P10" style:family="paragraph" style:parent-style-name="Standard">
      <style:text-properties officeooo:rsid="000c1339" officeooo:paragraph-rsid="000c1339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0dc06" officeooo:paragraph-rsid="0010dc0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0dc06" officeooo:paragraph-rsid="0012040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0dc06" officeooo:paragraph-rsid="0012050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0dc06" officeooo:paragraph-rsid="00136558" style:font-weight-asian="bold" style:font-weight-complex="bold"/>
    </style:style>
    <style:style style:name="P15" style:family="paragraph" style:parent-style-name="Table_20_Contents">
      <style:text-properties officeooo:rsid="0009ce3a" officeooo:paragraph-rsid="000cf3e3"/>
    </style:style>
    <style:style style:name="P16" style:family="paragraph" style:parent-style-name="Table_20_Contents">
      <style:text-properties officeooo:rsid="0009ce3a" officeooo:paragraph-rsid="000dc309"/>
    </style:style>
    <style:style style:name="P17" style:family="paragraph" style:parent-style-name="Table_20_Contents">
      <style:text-properties officeooo:rsid="0009ce3a" officeooo:paragraph-rsid="000f60ea"/>
    </style:style>
    <style:style style:name="P18" style:family="paragraph" style:parent-style-name="Table_20_Contents">
      <style:text-properties officeooo:rsid="0009ce3a" officeooo:paragraph-rsid="00120404"/>
    </style:style>
    <style:style style:name="P19" style:family="paragraph" style:parent-style-name="Table_20_Contents">
      <style:text-properties officeooo:rsid="0009ce3a" officeooo:paragraph-rsid="00120506"/>
    </style:style>
    <style:style style:name="P20" style:family="paragraph" style:parent-style-name="Table_20_Contents">
      <style:text-properties officeooo:rsid="0009ce3a" officeooo:paragraph-rsid="00136558"/>
    </style:style>
    <style:style style:name="P21" style:family="paragraph" style:parent-style-name="Table_20_Contents">
      <style:text-properties officeooo:rsid="000a4e97" officeooo:paragraph-rsid="000a4e97"/>
    </style:style>
    <style:style style:name="P22" style:family="paragraph" style:parent-style-name="Table_20_Contents">
      <style:text-properties officeooo:rsid="000a4e97" officeooo:paragraph-rsid="000cf3e3"/>
    </style:style>
    <style:style style:name="P23" style:family="paragraph" style:parent-style-name="Table_20_Contents">
      <style:text-properties officeooo:rsid="000a4e97" officeooo:paragraph-rsid="000f60ea"/>
    </style:style>
    <style:style style:name="P24" style:family="paragraph" style:parent-style-name="Table_20_Contents">
      <style:text-properties officeooo:rsid="000a4e97" officeooo:paragraph-rsid="0010dc06"/>
    </style:style>
    <style:style style:name="P25" style:family="paragraph" style:parent-style-name="Table_20_Contents">
      <style:text-properties officeooo:rsid="000a4e97" officeooo:paragraph-rsid="00120404"/>
    </style:style>
    <style:style style:name="P26" style:family="paragraph" style:parent-style-name="Table_20_Contents">
      <style:text-properties officeooo:rsid="000a4e97" officeooo:paragraph-rsid="00120506"/>
    </style:style>
    <style:style style:name="P27" style:family="paragraph" style:parent-style-name="Table_20_Contents">
      <style:text-properties officeooo:rsid="000a4e97" officeooo:paragraph-rsid="00136558"/>
    </style:style>
    <style:style style:name="P28" style:family="paragraph" style:parent-style-name="Table_20_Contents">
      <style:text-properties officeooo:rsid="000c1339" officeooo:paragraph-rsid="000cf3e3"/>
    </style:style>
    <style:style style:name="P29" style:family="paragraph" style:parent-style-name="Table_20_Contents">
      <style:text-properties officeooo:rsid="000c1339" officeooo:paragraph-rsid="00136558"/>
    </style:style>
    <style:style style:name="P30" style:family="paragraph" style:parent-style-name="Table_20_Contents">
      <style:text-properties officeooo:rsid="000cf3e3" officeooo:paragraph-rsid="000cf3e3"/>
    </style:style>
    <style:style style:name="P31" style:family="paragraph" style:parent-style-name="Table_20_Contents">
      <style:text-properties officeooo:rsid="000cf3e3" officeooo:paragraph-rsid="000f60ea"/>
    </style:style>
    <style:style style:name="P32" style:family="paragraph" style:parent-style-name="Table_20_Contents">
      <style:text-properties officeooo:rsid="000dc309" officeooo:paragraph-rsid="000dc309"/>
    </style:style>
    <style:style style:name="P33" style:family="paragraph" style:parent-style-name="Table_20_Contents">
      <style:text-properties officeooo:rsid="000dc309" officeooo:paragraph-rsid="000f60ea"/>
    </style:style>
    <style:style style:name="P34" style:family="paragraph" style:parent-style-name="Table_20_Contents">
      <style:text-properties officeooo:rsid="000dc309" officeooo:paragraph-rsid="00120404"/>
    </style:style>
    <style:style style:name="P35" style:family="paragraph" style:parent-style-name="Table_20_Contents">
      <style:text-properties officeooo:rsid="000dc309" officeooo:paragraph-rsid="00120506"/>
    </style:style>
    <style:style style:name="P36" style:family="paragraph" style:parent-style-name="Table_20_Contents">
      <style:text-properties officeooo:rsid="000dc309" officeooo:paragraph-rsid="00136558"/>
    </style:style>
    <style:style style:name="P37" style:family="paragraph" style:parent-style-name="Table_20_Contents">
      <style:text-properties officeooo:rsid="000f60ea" officeooo:paragraph-rsid="000f60ea"/>
    </style:style>
    <style:style style:name="P38" style:family="paragraph" style:parent-style-name="Table_20_Contents">
      <style:text-properties officeooo:rsid="000f60ea" officeooo:paragraph-rsid="0010dc06"/>
    </style:style>
    <style:style style:name="P39" style:family="paragraph" style:parent-style-name="Table_20_Contents">
      <style:text-properties officeooo:rsid="000f60ea" officeooo:paragraph-rsid="00136558"/>
    </style:style>
    <style:style style:name="P40" style:family="paragraph" style:parent-style-name="Table_20_Contents">
      <style:text-properties officeooo:rsid="0010dc06" officeooo:paragraph-rsid="0010dc06"/>
    </style:style>
    <style:style style:name="P41" style:family="paragraph" style:parent-style-name="Table_20_Contents">
      <style:text-properties officeooo:rsid="0010fc92" officeooo:paragraph-rsid="0010fc92"/>
    </style:style>
    <style:style style:name="P42" style:family="paragraph" style:parent-style-name="Table_20_Contents">
      <style:text-properties officeooo:rsid="00120404" officeooo:paragraph-rsid="00120404"/>
    </style:style>
    <style:style style:name="P43" style:family="paragraph" style:parent-style-name="Table_20_Contents">
      <style:text-properties officeooo:rsid="00120404" officeooo:paragraph-rsid="00120506"/>
    </style:style>
    <style:style style:name="P44" style:family="paragraph" style:parent-style-name="Table_20_Contents">
      <style:text-properties officeooo:rsid="00120506" officeooo:paragraph-rsid="00120506"/>
    </style:style>
    <style:style style:name="P45" style:family="paragraph" style:parent-style-name="Table_20_Contents">
      <style:text-properties officeooo:rsid="00120506" officeooo:paragraph-rsid="00136558"/>
    </style:style>
    <style:style style:name="P46" style:family="paragraph" style:parent-style-name="Table_20_Contents">
      <style:text-properties officeooo:rsid="00136558" officeooo:paragraph-rsid="00136558"/>
    </style:style>
    <style:style style:name="P47" style:family="paragraph" style:parent-style-name="Table_20_Contents">
      <style:text-properties officeooo:rsid="0014857e" officeooo:paragraph-rsid="0014857e"/>
    </style:style>
    <style:style style:name="T1" style:family="text">
      <style:text-properties officeooo:rsid="000c1339"/>
    </style:style>
    <style:style style:name="T2" style:family="text">
      <style:text-properties officeooo:rsid="000cf3e3"/>
    </style:style>
    <style:style style:name="T3" style:family="text">
      <style:text-properties officeooo:rsid="000dc309"/>
    </style:style>
    <style:style style:name="T4" style:family="text">
      <style:text-properties officeooo:rsid="000a4e97"/>
    </style:style>
    <style:style style:name="T5" style:family="text">
      <style:text-properties officeooo:rsid="000f60ea"/>
    </style:style>
    <style:style style:name="T6" style:family="text">
      <style:text-properties officeooo:rsid="0010dc06"/>
    </style:style>
    <style:style style:name="T7" style:family="text">
      <style:text-properties officeooo:rsid="0010fc92"/>
    </style:style>
    <style:style style:name="T8" style:family="text">
      <style:text-properties officeooo:rsid="00120404"/>
    </style:style>
    <style:style style:name="T9" style:family="text">
      <style:text-properties officeooo:rsid="00120506"/>
    </style:style>
    <style:style style:name="T10" style:family="text">
      <style:text-properties officeooo:rsid="00136558"/>
    </style:style>
    <style:style style:name="T11" style:family="text">
      <style:text-properties officeooo:rsid="001485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sarrollo de caso de uso – Login</text:p>
      <text:p text:style-name="P10"/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CASO DE USO</text:p>
          </table:table-cell>
          <table:table-cell table:style-name="Tabla2.B1" office:value-type="string">
            <text:p text:style-name="P11">DESCRIPCIÓN</text:p>
          </table:table-cell>
        </table:table-row>
        <table:table-row>
          <table:table-cell table:style-name="Tabla2.A2" office:value-type="string">
            <text:p text:style-name="P15">Rol</text:p>
          </table:table-cell>
          <table:table-cell table:style-name="Tabla2.B2" office:value-type="string">
            <text:p text:style-name="P15">U<text:span text:style-name="T2">suario, Administrador</text:span></text:p>
          </table:table-cell>
        </table:table-row>
        <table:table-row>
          <table:table-cell table:style-name="Tabla2.A2" office:value-type="string">
            <text:p text:style-name="P15">Asociación entre rol y <text:span text:style-name="T3">tarea</text:span></text:p>
          </table:table-cell>
          <table:table-cell table:style-name="Tabla2.B2" office:value-type="string">
            <text:p text:style-name="P15">Usuario se <text:span text:style-name="T2">registra</text:span></text:p>
          </table:table-cell>
        </table:table-row>
        <table:table-row>
          <table:table-cell table:style-name="Tabla2.A2" office:value-type="string">
            <text:p text:style-name="P15">Tarea</text:p>
          </table:table-cell>
          <table:table-cell table:style-name="Tabla2.B2" office:value-type="string">
            <text:p text:style-name="P30">Registarse</text:p>
          </table:table-cell>
        </table:table-row>
        <table:table-row>
          <table:table-cell table:style-name="Tabla2.A2" office:value-type="string">
            <text:p text:style-name="P38">Precondición</text:p>
          </table:table-cell>
          <table:table-cell table:style-name="Tabla2.B2" office:value-type="string">
            <text:p text:style-name="P40">No tiene</text:p>
          </table:table-cell>
        </table:table-row>
        <table:table-row>
          <table:table-cell table:style-name="Tabla2.A2" office:value-type="string">
            <text:p text:style-name="P40">Flujo principal</text:p>
          </table:table-cell>
          <table:table-cell table:style-name="Tabla2.B2" office:value-type="string">
            <text:p text:style-name="P22">1 – El usuario ingresa <text:span text:style-name="T2">sus datos</text:span></text:p>
            <text:p text:style-name="P22">2 – Se pas<text:span text:style-name="T2">a</text:span> la contraseña ingresada por el hash</text:p>
            <text:p text:style-name="P22">3 – Se comprueba si <text:span text:style-name="T2">los datos no están repetidos, en cuyo caso va a ruta alternativa 1a</text:span></text:p>
            <text:p text:style-name="P30">4 – Usuario registrado correctamente</text:p>
            <text:p text:style-name="P44">5 <text:span text:style-name="T2">– </text:span>Se le redirige al index</text:p>
          </table:table-cell>
        </table:table-row>
        <table:table-row>
          <table:table-cell table:style-name="Tabla2.A2" office:value-type="string">
            <text:p text:style-name="P40">Flujo alterativo</text:p>
          </table:table-cell>
          <table:table-cell table:style-name="Tabla2.B2" office:value-type="string">
            <text:p text:style-name="P28">1a – Se le pide al usuario <text:span text:style-name="T2">que ingrese otros datos</text:span></text:p>
            <text:p text:style-name="P22">2<text:span text:style-name="T1">a</text:span> – <text:span text:style-name="T2">Se pasa la contraseña ingresada por el hash</text:span></text:p>
            <text:p text:style-name="P22">3<text:span text:style-name="T1">a</text:span> – Se <text:span text:style-name="T2">comprueba si los datos no están repetidos en cuyo caso va al punto 4 de la rama principal, sino regresa al 1a.</text:span></text:p>
          </table:table-cell>
        </table:table-row>
      </table:table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CASO DE USO</text:p>
          </table:table-cell>
          <table:table-cell table:style-name="Tabla1.B1" office:value-type="string">
            <text:p text:style-name="P11">DESCRIPCIÓN</text:p>
          </table:table-cell>
        </table:table-row>
        <table:table-row>
          <table:table-cell table:style-name="Tabla1.A2" office:value-type="string">
            <text:p text:style-name="P1">Rol</text:p>
          </table:table-cell>
          <table:table-cell table:style-name="Tabla1.B2" office:value-type="string">
            <text:p text:style-name="P16">U<text:span text:style-name="T2">s</text:span>uario<text:span text:style-name="T2">, Administrador</text:span></text:p>
          </table:table-cell>
        </table:table-row>
        <table:table-row>
          <table:table-cell table:style-name="Tabla1.A2" office:value-type="string">
            <text:p text:style-name="P1">Asociación entre rol y <text:span text:style-name="T3">tarea</text:span></text:p>
          </table:table-cell>
          <table:table-cell table:style-name="Tabla1.B2" office:value-type="string">
            <text:p text:style-name="P1">Usuario se loguea</text:p>
          </table:table-cell>
        </table:table-row>
        <table:table-row>
          <table:table-cell table:style-name="Tabla1.A2" office:value-type="string">
            <text:p text:style-name="P1">Tarea</text:p>
          </table:table-cell>
          <table:table-cell table:style-name="Tabla1.B2" office:value-type="string">
            <text:p text:style-name="P1">Logearse</text:p>
          </table:table-cell>
        </table:table-row>
        <table:table-row>
          <table:table-cell table:style-name="Tabla1.A2" office:value-type="string">
            <text:p text:style-name="P38">Precondición</text:p>
          </table:table-cell>
          <table:table-cell table:style-name="Tabla1.B2" office:value-type="string">
            <text:p text:style-name="P2">El usuario <text:span text:style-name="T2">debe</text:span> estar registrado</text:p>
          </table:table-cell>
        </table:table-row>
        <table:table-row>
          <table:table-cell table:style-name="Tabla1.A2" office:value-type="string">
            <text:p text:style-name="P40">Flujo principal</text:p>
          </table:table-cell>
          <table:table-cell table:style-name="Tabla1.B2" office:value-type="string">
            <text:p text:style-name="P2">1 – El usuario ingresa <text:span text:style-name="T1">email y contraseña</text:span></text:p>
            <text:p text:style-name="P2">2 – Se pas<text:span text:style-name="T2">a </text:span>la contraseña ingresada por el hash</text:p>
            <text:p text:style-name="P2">3 – Se comprueba si el usuario ingreso bien los datos</text:p>
            <text:p text:style-name="P2">4 – Si los datos son correctos, ingresa al sistema, sino <text:span text:style-name="T1">ve a ruta alternativa 1a</text:span></text:p>
            <text:p text:style-name="P44">5 <text:span text:style-name="T2">– </text:span>Se le redirige al index</text:p>
          </table:table-cell>
        </table:table-row>
        <table:table-row>
          <table:table-cell table:style-name="Tabla1.A2" office:value-type="string">
            <text:p text:style-name="P40">Flujo alterativo</text:p>
          </table:table-cell>
          <table:table-cell table:style-name="Tabla1.B2" office:value-type="string">
            <text:p text:style-name="P4">1a – Se le pide al usuario reingresar los datos</text:p>
            <text:p text:style-name="P3"><text:span text:style-name="T9">1b</text:span> – Se pas<text:span text:style-name="T2">a</text:span> la contraseña ingresada por el hash</text:p>
            <text:p text:style-name="P3"><text:span text:style-name="T9">1c</text:span> – Se comprueba si el usuario ingreso bien los dato<text:span text:style-name="T2">s</text:span></text:p>
            <text:p text:style-name="P29"><text:span text:style-name="T9">1d</text:span> – <text:span text:style-name="T10">Se crean las variables de SESSION </text:span></text:p>
            <text:p text:style-name="P46">1e <text:span text:style-name="T1">– Si el usuario ingresa bien los datos va a 4 de la ruta principal, sino al 1a de nuevo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1">CASO DE USO</text:p>
          </table:table-cell>
          <table:table-cell table:style-name="Tabla5.B1" office:value-type="string">
            <text:p text:style-name="P11">DESCRIPCIÓN</text:p>
          </table:table-cell>
        </table:table-row>
        <table:table-row>
          <table:table-cell table:style-name="Tabla5.A2" office:value-type="string">
            <text:p text:style-name="P17">Rol</text:p>
          </table:table-cell>
          <table:table-cell table:style-name="Tabla5.B2" office:value-type="string">
            <text:p text:style-name="P17">U<text:span text:style-name="T2">suario, Administrador</text:span></text:p>
          </table:table-cell>
        </table:table-row>
        <table:table-row>
          <table:table-cell table:style-name="Tabla5.A2" office:value-type="string">
            <text:p text:style-name="P17">Asociación entre rol y <text:span text:style-name="T3">tarea</text:span></text:p>
          </table:table-cell>
          <table:table-cell table:style-name="Tabla5.B2" office:value-type="string">
            <text:p text:style-name="P17">Usuario <text:span text:style-name="T3">quiere enviar mensaje de soporte</text:span></text:p>
          </table:table-cell>
        </table:table-row>
        <table:table-row>
          <table:table-cell table:style-name="Tabla5.A2" office:value-type="string">
            <text:p text:style-name="P17">Tarea</text:p>
          </table:table-cell>
          <table:table-cell table:style-name="Tabla5.B2" office:value-type="string">
            <text:p text:style-name="P33">Mensaje Soporte</text:p>
          </table:table-cell>
        </table:table-row>
        <table:table-row>
          <table:table-cell table:style-name="Tabla5.A2" office:value-type="string">
            <text:p text:style-name="P37">Precondición</text:p>
          </table:table-cell>
          <table:table-cell table:style-name="Tabla5.B2" office:value-type="string">
            <text:p text:style-name="P37">No tiene</text:p>
          </table:table-cell>
        </table:table-row>
        <table:table-row>
          <table:table-cell table:style-name="Tabla5.A2" office:value-type="string">
            <text:p text:style-name="P37">Flujo principal</text:p>
          </table:table-cell>
          <table:table-cell table:style-name="Tabla5.B2" office:value-type="string">
            <text:p text:style-name="P23">1 – El usuario ingresa <text:span text:style-name="T2">sus datos y mensaje</text:span></text:p>
            <text:p text:style-name="P23">2 – <text:span text:style-name="T3">Se inserta en la base de datos para que administrador lo pueda ver</text:span></text:p>
            <text:p text:style-name="P44">3 <text:span text:style-name="T2">– </text:span>Se le redirige al index</text:p>
            <text:p text:style-name="P31"/>
          </table:table-cell>
        </table:table-row>
      </table:table>
      <text:p text:style-name="P7"/>
      <text:p text:style-name="P7"/>
      <text:p text:style-name="P7"/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1">CASO DE USO</text:p>
          </table:table-cell>
          <table:table-cell table:style-name="Tabla6.B1" office:value-type="string">
            <text:p text:style-name="P11">DESCRIPCIÓN</text:p>
          </table:table-cell>
        </table:table-row>
        <table:table-row>
          <table:table-cell table:style-name="Tabla6.A2" office:value-type="string">
            <text:p text:style-name="P17">Rol</text:p>
          </table:table-cell>
          <table:table-cell table:style-name="Tabla6.B2" office:value-type="string">
            <text:p text:style-name="P33">Adminstrador</text:p>
          </table:table-cell>
        </table:table-row>
        <table:table-row>
          <table:table-cell table:style-name="Tabla6.A2" office:value-type="string">
            <text:p text:style-name="P17">Asociación entre rol y <text:span text:style-name="T3">tarea</text:span></text:p>
          </table:table-cell>
          <table:table-cell table:style-name="Tabla6.B2" office:value-type="string">
            <text:p text:style-name="P33">Administrador ve los mensajes de los usuarios</text:p>
          </table:table-cell>
        </table:table-row>
        <table:table-row>
          <table:table-cell table:style-name="Tabla6.A2" office:value-type="string">
            <text:p text:style-name="P17">Tarea</text:p>
          </table:table-cell>
          <table:table-cell table:style-name="Tabla6.B2" office:value-type="string">
            <text:p text:style-name="P33">Ver mensaje soporte</text:p>
          </table:table-cell>
        </table:table-row>
        <table:table-row>
          <table:table-cell table:style-name="Tabla6.A2" office:value-type="string">
            <text:p text:style-name="P38">Precondición</text:p>
          </table:table-cell>
          <table:table-cell table:style-name="Tabla6.B2" office:value-type="string">
            <text:p text:style-name="P44">Estar registrado, ser adminstrador</text:p>
          </table:table-cell>
        </table:table-row>
        <table:table-row>
          <table:table-cell table:style-name="Tabla6.A2" office:value-type="string">
            <text:p text:style-name="P40">Flujo principal</text:p>
          </table:table-cell>
          <table:table-cell table:style-name="Tabla6.B2" office:value-type="string">
            <text:p text:style-name="P23">1 – <text:span text:style-name="T3">El admin va la sección especifica que muestra los mensajes</text:span></text:p>
            <text:p text:style-name="P33">2 <text:span text:style-name="T4">–</text:span> <text:span text:style-name="T9">Se traen la tabla soporte y se muestra en la pagina</text:span></text:p>
            <text:p text:style-name="P44">3 <text:span text:style-name="T2">– </text:span>Al admin ve los mensajes</text:p>
          </table:table-cell>
        </table:table-row>
      </table:table>
      <text:p text:style-name="P7"/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CASO DE USO</text:p>
          </table:table-cell>
          <table:table-cell table:style-name="Tabla3.B1" office:value-type="string">
            <text:p text:style-name="P11">DESCRIPCIÓN</text:p>
          </table:table-cell>
        </table:table-row>
        <table:table-row>
          <table:table-cell table:style-name="Tabla3.A2" office:value-type="string">
            <text:p text:style-name="P15">Rol</text:p>
          </table:table-cell>
          <table:table-cell table:style-name="Tabla3.B2" office:value-type="string">
            <text:p text:style-name="P15">U<text:span text:style-name="T2">suario, Administrador</text:span></text:p>
          </table:table-cell>
        </table:table-row>
        <table:table-row>
          <table:table-cell table:style-name="Tabla3.A2" office:value-type="string">
            <text:p text:style-name="P15">Asociación entre rol y <text:span text:style-name="T3">tarea</text:span></text:p>
          </table:table-cell>
          <table:table-cell table:style-name="Tabla3.B2" office:value-type="string">
            <text:p text:style-name="P32">El usuario o admin quiere cambiar datos de la cuenta</text:p>
          </table:table-cell>
        </table:table-row>
        <table:table-row>
          <table:table-cell table:style-name="Tabla3.A2" office:value-type="string">
            <text:p text:style-name="P15">Tarea</text:p>
          </table:table-cell>
          <table:table-cell table:style-name="Tabla3.B2" office:value-type="string">
            <text:p text:style-name="P32">Modificar usuario</text:p>
          </table:table-cell>
        </table:table-row>
        <table:table-row>
          <table:table-cell table:style-name="Tabla3.A2" office:value-type="string">
            <text:p text:style-name="P42">Precondición</text:p>
          </table:table-cell>
          <table:table-cell table:style-name="Tabla3.B2" office:value-type="string">
            <text:p text:style-name="P32">Estar registrado</text:p>
          </table:table-cell>
        </table:table-row>
        <table:table-row>
          <table:table-cell table:style-name="Tabla3.A2" office:value-type="string">
            <text:p text:style-name="P42">Flujo principal</text:p>
          </table:table-cell>
          <table:table-cell table:style-name="Tabla3.B2" office:value-type="string">
            <text:p text:style-name="P22">1 – El usuario ingresa <text:span text:style-name="T3">los datos que quiere cambiar, así como la foto de perfil</text:span></text:p>
            <text:p text:style-name="P22">2 – <text:span text:style-name="T3">Se inserta a la base de datos</text:span></text:p>
            <text:p text:style-name="P32">3 <text:span text:style-name="T4">– S</text:span>e actualizan las variables de SESSION</text:p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7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P12">CASO DE USO</text:p>
          </table:table-cell>
          <table:table-cell table:style-name="Tabla9.B1" office:value-type="string">
            <text:p text:style-name="P12">DESCRIPCIÓN</text:p>
          </table:table-cell>
        </table:table-row>
        <table:table-row>
          <table:table-cell table:style-name="Tabla9.A2" office:value-type="string">
            <text:p text:style-name="P18">Rol</text:p>
          </table:table-cell>
          <table:table-cell table:style-name="Tabla9.B2" office:value-type="string">
            <text:p text:style-name="P18">U<text:span text:style-name="T2">suario, Administrador</text:span></text:p>
          </table:table-cell>
        </table:table-row>
        <table:table-row>
          <table:table-cell table:style-name="Tabla9.A2" office:value-type="string">
            <text:p text:style-name="P18">Asociación entre rol y <text:span text:style-name="T3">tarea</text:span></text:p>
          </table:table-cell>
          <table:table-cell table:style-name="Tabla9.B2" office:value-type="string">
            <text:p text:style-name="P34">El usuario o admin <text:span text:style-name="T8">quiere crear flashcards</text:span></text:p>
          </table:table-cell>
        </table:table-row>
        <table:table-row>
          <table:table-cell table:style-name="Tabla9.A2" office:value-type="string">
            <text:p text:style-name="P18">Tarea</text:p>
          </table:table-cell>
          <table:table-cell table:style-name="Tabla9.B2" office:value-type="string">
            <text:p text:style-name="P42">Crear flashcards</text:p>
          </table:table-cell>
        </table:table-row>
        <table:table-row>
          <table:table-cell table:style-name="Tabla9.A2" office:value-type="string">
            <text:p text:style-name="P42">Precondición</text:p>
          </table:table-cell>
          <table:table-cell table:style-name="Tabla9.B2" office:value-type="string">
            <text:p text:style-name="P34">Estar registrado</text:p>
          </table:table-cell>
        </table:table-row>
        <table:table-row>
          <table:table-cell table:style-name="Tabla9.A2" office:value-type="string">
            <text:p text:style-name="P42">Flujo principal</text:p>
          </table:table-cell>
          <table:table-cell table:style-name="Tabla9.B2" office:value-type="string">
            <text:p text:style-name="P25">1 – El usuario ingresa <text:span text:style-name="T9">term, defination, title e imagen</text:span></text:p>
            <text:p text:style-name="P25">2 – <text:span text:style-name="T9">Se le redirige al create flashcards</text:span></text:p>
            <text:p text:style-name="P34">3 <text:span text:style-name="T4">– S</text:span>e actualizan las variables de SESSION</text:p>
          </table:table-cell>
        </table:table-row>
      </table:table>
      <text:p text:style-name="P7"/>
      <text:p text:style-name="P7"/>
      <text:p text:style-name="P7"/>
      <text:p text:style-name="P7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2">CASO DE USO</text:p>
          </table:table-cell>
          <table:table-cell table:style-name="Tabla10.B1" office:value-type="string">
            <text:p text:style-name="P12">DESCRIPCIÓN</text:p>
          </table:table-cell>
        </table:table-row>
        <table:table-row>
          <table:table-cell table:style-name="Tabla10.A2" office:value-type="string">
            <text:p text:style-name="P18">Rol</text:p>
          </table:table-cell>
          <table:table-cell table:style-name="Tabla10.B2" office:value-type="string">
            <text:p text:style-name="P18">U<text:span text:style-name="T2">suario, Administrador</text:span></text:p>
          </table:table-cell>
        </table:table-row>
        <table:table-row>
          <table:table-cell table:style-name="Tabla10.A2" office:value-type="string">
            <text:p text:style-name="P18">Asociación entre rol y <text:span text:style-name="T3">tarea</text:span></text:p>
          </table:table-cell>
          <table:table-cell table:style-name="Tabla10.B2" office:value-type="string">
            <text:p text:style-name="P34">El usuario <text:span text:style-name="T8">o admin</text:span> <text:span text:style-name="T8">quiere ver las flashcards de los cursos</text:span></text:p>
          </table:table-cell>
        </table:table-row>
        <table:table-row>
          <table:table-cell table:style-name="Tabla10.A2" office:value-type="string">
            <text:p text:style-name="P18">Tarea</text:p>
          </table:table-cell>
          <table:table-cell table:style-name="Tabla10.B2" office:value-type="string">
            <text:p text:style-name="P42">Ver flashcard del curso básico, medio o avanzado</text:p>
          </table:table-cell>
        </table:table-row>
        <table:table-row>
          <table:table-cell table:style-name="Tabla10.A2" office:value-type="string">
            <text:p text:style-name="P42">Precondición</text:p>
          </table:table-cell>
          <table:table-cell table:style-name="Tabla10.B2" office:value-type="string">
            <text:p text:style-name="P34">Estar registrado <text:span text:style-name="T8">y tener la</text:span> <text:span text:style-name="T8">membresía activa</text:span></text:p>
          </table:table-cell>
        </table:table-row>
        <table:table-row>
          <table:table-cell table:style-name="Tabla10.A2" office:value-type="string">
            <text:p text:style-name="P42">Flujo principal</text:p>
          </table:table-cell>
          <table:table-cell table:style-name="Tabla10.B2" office:value-type="string">
            <text:p text:style-name="P25">1 – <text:span text:style-name="T8">El usuario va a la sección especifica de flashcards en el NAV</text:span></text:p>
            <text:p text:style-name="P42">2 <text:span text:style-name="T4">– </text:span>Elige cual nivel quiere ver</text:p>
            <text:p text:style-name="P42">3 <text:span text:style-name="T4">– Se traen los datos de la base de datos</text:span></text:p>
            <text:p text:style-name="P44">4 <text:span text:style-name="T4">– </text:span>El usuario ve las flashcards del nivel elegido</text:p>
          </table:table-cell>
        </table:table-row>
      </table:table>
      <text:p text:style-name="P8"/>
      <text:p text:style-name="P8"/>
      <text:p text:style-name="P8"/>
      <text:p text:style-name="P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">CASO DE USO</text:p>
          </table:table-cell>
          <table:table-cell table:style-name="Tabla8.B1" office:value-type="string">
            <text:p text:style-name="P12">DESCRIPCIÓN</text:p>
          </table:table-cell>
        </table:table-row>
        <table:table-row>
          <table:table-cell table:style-name="Tabla8.A2" office:value-type="string">
            <text:p text:style-name="P18">Rol</text:p>
          </table:table-cell>
          <table:table-cell table:style-name="Tabla8.B2" office:value-type="string">
            <text:p text:style-name="P18">U<text:span text:style-name="T2">suario, Administrador</text:span></text:p>
          </table:table-cell>
        </table:table-row>
        <table:table-row>
          <table:table-cell table:style-name="Tabla8.A2" office:value-type="string">
            <text:p text:style-name="P18">Asociación entre rol y <text:span text:style-name="T3">tarea</text:span></text:p>
          </table:table-cell>
          <table:table-cell table:style-name="Tabla8.B2" office:value-type="string">
            <text:p text:style-name="P34">El usuario o admin quiere cambiar datos de la cuenta</text:p>
          </table:table-cell>
        </table:table-row>
        <table:table-row>
          <table:table-cell table:style-name="Tabla8.A2" office:value-type="string">
            <text:p text:style-name="P18">Tarea</text:p>
          </table:table-cell>
          <table:table-cell table:style-name="Tabla8.B2" office:value-type="string">
            <text:p text:style-name="P34">Modificar usuario</text:p>
          </table:table-cell>
        </table:table-row>
        <table:table-row>
          <table:table-cell table:style-name="Tabla8.A2" office:value-type="string">
            <text:p text:style-name="P42">Precondición</text:p>
          </table:table-cell>
          <table:table-cell table:style-name="Tabla8.B2" office:value-type="string">
            <text:p text:style-name="P34">Estar registrado</text:p>
          </table:table-cell>
        </table:table-row>
        <table:table-row>
          <table:table-cell table:style-name="Tabla8.A2" office:value-type="string">
            <text:p text:style-name="P42">Flujo principal</text:p>
          </table:table-cell>
          <table:table-cell table:style-name="Tabla8.B2" office:value-type="string">
            <text:p text:style-name="P25">1 – El usuario ingresa <text:span text:style-name="T3">los datos que quiere cambiar, así como la foto de perfil</text:span></text:p>
            <text:p text:style-name="P25">2 – <text:span text:style-name="T3">Se inserta a la base de datos</text:span></text:p>
            <text:p text:style-name="P34">3 <text:span text:style-name="T4">– S</text:span>e actualizan las variables de SESSION</text:p>
            <text:p text:style-name="P44">4 <text:span text:style-name="T4">– </text:span>Se le redirige a modificar usuari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13">CASO DE USO</text:p>
          </table:table-cell>
          <table:table-cell table:style-name="Tabla11.B1" office:value-type="string">
            <text:p text:style-name="P13">DESCRIPCIÓN</text:p>
          </table:table-cell>
        </table:table-row>
        <table:table-row>
          <table:table-cell table:style-name="Tabla11.A2" office:value-type="string">
            <text:p text:style-name="P19">Rol</text:p>
          </table:table-cell>
          <table:table-cell table:style-name="Tabla11.B2" office:value-type="string">
            <text:p text:style-name="P19">U<text:span text:style-name="T2">suario, Administrador</text:span></text:p>
          </table:table-cell>
        </table:table-row>
        <table:table-row>
          <table:table-cell table:style-name="Tabla11.A2" office:value-type="string">
            <text:p text:style-name="P19">Asociación entre rol y <text:span text:style-name="T3">tarea</text:span></text:p>
          </table:table-cell>
          <table:table-cell table:style-name="Tabla11.B2" office:value-type="string">
            <text:p text:style-name="P35">El usuario o admin quiere cambiar datos de la cuenta</text:p>
          </table:table-cell>
        </table:table-row>
        <table:table-row>
          <table:table-cell table:style-name="Tabla11.A2" office:value-type="string">
            <text:p text:style-name="P19">Tarea</text:p>
          </table:table-cell>
          <table:table-cell table:style-name="Tabla11.B2" office:value-type="string">
            <text:p text:style-name="P44">Eliminar flashcard creada</text:p>
          </table:table-cell>
        </table:table-row>
        <table:table-row>
          <table:table-cell table:style-name="Tabla11.A2" office:value-type="string">
            <text:p text:style-name="P43">Precondición</text:p>
          </table:table-cell>
          <table:table-cell table:style-name="Tabla11.B2" office:value-type="string">
            <text:p text:style-name="P35">Estar registrado</text:p>
          </table:table-cell>
        </table:table-row>
        <table:table-row>
          <table:table-cell table:style-name="Tabla11.A2" office:value-type="string">
            <text:p text:style-name="P43">Flujo principal</text:p>
          </table:table-cell>
          <table:table-cell table:style-name="Tabla11.B2" office:value-type="string">
            <text:p text:style-name="P26">1 – El u<text:span text:style-name="T9">suario o admin va a la sección de flashcards y luego a eliminar flashcards</text:span></text:p>
            <text:p text:style-name="P26">2 – <text:span text:style-name="T9">Se traen los datos de la base de datos</text:span></text:p>
            <text:p text:style-name="P35">3 <text:span text:style-name="T4">– Se muestran en estilo tabla</text:span></text:p>
            <text:p text:style-name="P44">4 <text:span text:style-name="T4">– </text:span>El usuario clickea en "eliminar"</text:p>
            <text:p text:style-name="P44">5 <text:span text:style-name="T4">– </text:span>Se hace un delete en la base de datos con <text:span text:style-name="T10">la id de la carta en cuestión</text:span></text:p>
          </table:table-cell>
        </table:table-row>
      </table:table>
      <text:p text:style-name="P8"/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CASO DE USO</text:p>
          </table:table-cell>
          <table:table-cell table:style-name="Tabla4.B1" office:value-type="string">
            <text:p text:style-name="P11">DESCRIPCIÓN</text:p>
          </table:table-cell>
        </table:table-row>
        <table:table-row>
          <table:table-cell table:style-name="Tabla4.A2" office:value-type="string">
            <text:p text:style-name="P15">Rol</text:p>
          </table:table-cell>
          <table:table-cell table:style-name="Tabla4.B2" office:value-type="string">
            <text:p text:style-name="P15">U<text:span text:style-name="T2">suario, Administrador</text:span></text:p>
          </table:table-cell>
        </table:table-row>
        <table:table-row>
          <table:table-cell table:style-name="Tabla4.A2" office:value-type="string">
            <text:p text:style-name="P15">Asociación entre rol y <text:span text:style-name="T3">tarea</text:span></text:p>
          </table:table-cell>
          <table:table-cell table:style-name="Tabla4.B2" office:value-type="string">
            <text:p text:style-name="P15">Usuario <text:span text:style-name="T5">o admin quiere cambiar contraseña</text:span></text:p>
          </table:table-cell>
        </table:table-row>
        <table:table-row>
          <table:table-cell table:style-name="Tabla4.A2" office:value-type="string">
            <text:p text:style-name="P15">Tarea</text:p>
          </table:table-cell>
          <table:table-cell table:style-name="Tabla4.B2" office:value-type="string">
            <text:p text:style-name="P32">Modificar contraseña</text:p>
          </table:table-cell>
        </table:table-row>
        <table:table-row>
          <table:table-cell table:style-name="Tabla4.A2" office:value-type="string">
            <text:p text:style-name="P38">Precondición</text:p>
          </table:table-cell>
          <table:table-cell table:style-name="Tabla4.B2" office:value-type="string">
            <text:p text:style-name="P37">Estar registrado</text:p>
          </table:table-cell>
        </table:table-row>
        <table:table-row>
          <table:table-cell table:style-name="Tabla4.A2" office:value-type="string">
            <text:p text:style-name="P22"><text:span text:style-name="T6">Flujo</text:span> <text:span text:style-name="T6">principal</text:span></text:p>
          </table:table-cell>
          <table:table-cell table:style-name="Tabla4.B2" office:value-type="string">
            <text:p text:style-name="P22">1 – El usuario ingresa <text:span text:style-name="T3">su contraseña vieja y la contraseña nueva</text:span></text:p>
            <text:p text:style-name="P32">2 <text:span text:style-name="T4">–</text:span> Se pasan las contraseñas por el hash</text:p>
            <text:p text:style-name="P32">3 <text:span text:style-name="T4">–</text:span> Se comprueba si la contraseña vieja concide con la de la base de datos, si no son iguales pasa a la ruta alternativa 1a, sino pasa al 4 <text:span text:style-name="T5">del flujo</text:span> principal</text:p>
            <text:p text:style-name="P32">4 <text:span text:style-name="T4">–</text:span> Se <text:span text:style-name="T5">actualiza</text:span> la contraseña <text:span text:style-name="T5">en la base de datos</text:span></text:p>
            <text:p text:style-name="P41">5 <text:span text:style-name="T4">– </text:span>Se redirecciona a la pagina de modificar usuario</text:p>
          </table:table-cell>
        </table:table-row>
        <table:table-row>
          <table:table-cell table:style-name="Tabla4.A2" office:value-type="string">
            <text:p text:style-name="P15"><text:span text:style-name="T5">Flujo</text:span> alternativ<text:span text:style-name="T5">o</text:span></text:p>
          </table:table-cell>
          <table:table-cell table:style-name="Tabla4.B2" office:value-type="string">
            <text:p text:style-name="P28">1a – Se le <text:span text:style-name="T5">pide al usario que ingrese las contraseñas de nuevo</text:span></text:p>
            <text:p text:style-name="P33"><text:span text:style-name="T7">1b</text:span> <text:span text:style-name="T4">–</text:span> Se pasan las contraseñas por el hash</text:p>
            <text:p text:style-name="P33"><text:span text:style-name="T7">1c</text:span> <text:span text:style-name="T4">–</text:span> Se comprueba si la contraseña vieja concide con la de la base de datos, si no son iguales <text:span text:style-name="T5">vuelve a 1a</text:span>, sino pasa al 4 rama principal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11">CASO DE USO</text:p>
          </table:table-cell>
          <table:table-cell table:style-name="Tabla7.B1" office:value-type="string">
            <text:p text:style-name="P11">DESCRIPCIÓN</text:p>
          </table:table-cell>
        </table:table-row>
        <table:table-row>
          <table:table-cell table:style-name="Tabla7.A2" office:value-type="string">
            <text:p text:style-name="P17">Rol</text:p>
          </table:table-cell>
          <table:table-cell table:style-name="Tabla7.B2" office:value-type="string">
            <text:p text:style-name="P17">U<text:span text:style-name="T2">s</text:span>uario<text:span text:style-name="T2">, Administrador</text:span></text:p>
          </table:table-cell>
        </table:table-row>
        <table:table-row>
          <table:table-cell table:style-name="Tabla7.A2" office:value-type="string">
            <text:p text:style-name="P17">Asociación entre rol y <text:span text:style-name="T3">tarea</text:span></text:p>
          </table:table-cell>
          <table:table-cell table:style-name="Tabla7.B2" office:value-type="string">
            <text:p text:style-name="P44">E<text:span text:style-name="T10">l usuario quere eliminar su usuario</text:span></text:p>
          </table:table-cell>
        </table:table-row>
        <table:table-row>
          <table:table-cell table:style-name="Tabla7.A2" office:value-type="string">
            <text:p text:style-name="P17">Tarea</text:p>
          </table:table-cell>
          <table:table-cell table:style-name="Tabla7.B2" office:value-type="string">
            <text:p text:style-name="P44">Eliminar usuario</text:p>
          </table:table-cell>
        </table:table-row>
        <table:table-row>
          <table:table-cell table:style-name="Tabla7.A2" office:value-type="string">
            <text:p text:style-name="P38">Precondición</text:p>
          </table:table-cell>
          <table:table-cell table:style-name="Tabla7.B2" office:value-type="string">
            <text:p text:style-name="P44">Estar registrado</text:p>
          </table:table-cell>
        </table:table-row>
        <table:table-row>
          <table:table-cell table:style-name="Tabla7.A2" office:value-type="string">
            <text:p text:style-name="P24"><text:span text:style-name="T6">Flujo</text:span> <text:span text:style-name="T6">principal</text:span></text:p>
          </table:table-cell>
          <table:table-cell table:style-name="Tabla7.B2" office:value-type="string">
            <text:p text:style-name="P27">1 – El u<text:span text:style-name="T9">suario o admin clicka en la foto de perfil, luego clickea en eliminar usuario </text:span></text:p>
            <text:p text:style-name="P27">2 – <text:span text:style-name="T10">Se le pregunta al usuario si realmente quiere eliminar la cuenta</text:span></text:p>
            <text:p text:style-name="P36">3 <text:span text:style-name="T4">– Se le hace un delete a la base de datos con la id del usuario</text:span></text:p>
            <text:p text:style-name="P45">4 <text:span text:style-name="T4">– Se destruye la SESSION</text:span></text:p>
            <text:p text:style-name="P45">5 <text:span text:style-name="T4">– </text:span>Se <text:span text:style-name="T10">le redirige al index</text:span></text:p>
          </table:table-cell>
        </table:table-row>
      </table:table>
      <text:p text:style-name="P9"/>
      <text:p text:style-name="P9"/>
      <text:p text:style-name="P9"/>
      <text:p text:style-name="P9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4">CASO DE USO</text:p>
          </table:table-cell>
          <table:table-cell table:style-name="Tabla12.B1" office:value-type="string">
            <text:p text:style-name="P14">DESCRIPCIÓN</text:p>
          </table:table-cell>
        </table:table-row>
        <table:table-row>
          <table:table-cell table:style-name="Tabla12.A2" office:value-type="string">
            <text:p text:style-name="P20">Rol</text:p>
          </table:table-cell>
          <table:table-cell table:style-name="Tabla12.B2" office:value-type="string">
            <text:p text:style-name="P20"><text:span text:style-name="T2">Administrador</text:span></text:p>
          </table:table-cell>
        </table:table-row>
        <table:table-row>
          <table:table-cell table:style-name="Tabla12.A2" office:value-type="string">
            <text:p text:style-name="P20">Asociación entre rol y <text:span text:style-name="T3">tarea</text:span></text:p>
          </table:table-cell>
          <table:table-cell table:style-name="Tabla12.B2" office:value-type="string">
            <text:p text:style-name="P46">El admin quiere dar de alta membresia</text:p>
          </table:table-cell>
        </table:table-row>
        <table:table-row>
          <table:table-cell table:style-name="Tabla12.A2" office:value-type="string">
            <text:p text:style-name="P20">Tarea</text:p>
          </table:table-cell>
          <table:table-cell table:style-name="Tabla12.B2" office:value-type="string">
            <text:p text:style-name="P46">Addmem</text:p>
          </table:table-cell>
        </table:table-row>
        <table:table-row>
          <table:table-cell table:style-name="Tabla12.A2" office:value-type="string">
            <text:p text:style-name="P39">Precondición</text:p>
          </table:table-cell>
          <table:table-cell table:style-name="Tabla12.B2" office:value-type="string">
            <text:p text:style-name="P45">Estar registrado, <text:span text:style-name="T10">ser adminstrador</text:span></text:p>
          </table:table-cell>
        </table:table-row>
        <table:table-row>
          <table:table-cell table:style-name="Tabla12.A2" office:value-type="string">
            <text:p text:style-name="P27"><text:span text:style-name="T6">Flujo</text:span> <text:span text:style-name="T6">principal</text:span></text:p>
          </table:table-cell>
          <table:table-cell table:style-name="Tabla12.B2" office:value-type="string">
            <text:p text:style-name="P27">1 – <text:span text:style-name="T10">El admin va a addmem en el NAV</text:span></text:p>
            <text:p text:style-name="P46">2 <text:span text:style-name="T4">– </text:span>Ingresa el usuario y contraseña</text:p>
            <text:p text:style-name="P46">3 <text:span text:style-name="T4">– </text:span>Se pasa la contraseña por el hash</text:p>
            <text:p text:style-name="P46">4 <text:span text:style-name="T4">– Se cambia la columna membresia la base de datos a 1</text:span></text:p>
            <text:p text:style-name="P47">5 <text:span text:style-name="T4">– </text:span>Se le redirige al index</text:p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1S</meta:editing-duration>
    <meta:editing-cycles>6</meta:editing-cycles>
    <meta:generator>LibreOffice/5.1.2.2$Windows_x86 LibreOffice_project/d3bf12ecb743fc0d20e0be0c58ca359301eb705f</meta:generator>
    <dc:date>2021-11-08T09:39:30.814000000</dc:date>
    <meta:document-statistic meta:table-count="12" meta:image-count="0" meta:object-count="0" meta:page-count="5" meta:paragraph-count="197" meta:word-count="995" meta:character-count="5568" meta:non-whitespace-character-count="4706"/>
    <meta:user-defined meta:name="Info 1"/>
    <meta:user-defined meta:name="Info 2"/>
    <meta:user-defined meta:name="Info 3"/>
    <meta:user-defined meta:name="Info 4"/>
  </office:meta>
</office:document-meta>
</file>